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0.0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fo:font-weight="bold" style:language-asian="en" style:country-asian="US" style:language-complex="en" style:country-complex="US"/>
    </style:style>
    <style:style style:name="ce2" style:family="table-cell" style:parent-style-name="Default">
      <style:map style:condition="is-true-formula([.$C2]=&quot;+&quot;)" style:apply-style-name="Выполнено" style:base-cell-address="Лист1.A2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  <style:map style:condition="is-true-formula([.$C2]=&quot;+&quot;)" style:apply-style-name="Выполнено" style:base-cell-address="Лист1.A2"/>
    </style:style>
    <style:style style:name="ce4" style:family="table-cell" style:parent-style-name="Default">
      <style:map style:condition="is-true-formula([.C2]=&quot;+&quot;)" style:apply-style-name="Выполнено" style:base-cell-address="Лист1.A2"/>
    </style:style>
    <style:style style:name="ce5" style:family="table-cell" style:parent-style-name="Default">
      <style:text-properties fo:font-weight="bold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>
            <text:p>Subsystem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Priority</text:p>
          </table:table-cell>
        </table:table-row>
        <table:table-row table:style-name="ro2">
          <table:table-cell office:value-type="string">
            <text:p>DelphiClient</text:p>
          </table:table-cell>
          <table:table-cell office:value-type="string">
            <text:p>Ask for player name</text:p>
          </table:table-cell>
          <table:table-cell office:value-type="string">
            <text:p>+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lphiClient</text:p>
          </table:table-cell>
          <table:table-cell office:value-type="string">
            <text:p>Report errors gently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lphiClient</text:p>
          </table:table-cell>
          <table:table-cell office:value-type="string">
            <text:p>Display player names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Server</text:p>
          </table:table-cell>
          <table:table-cell table:style-name="ce3" office:value-type="string">
            <text:p>Display player names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Locate server using UDP broadcast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rver</text:p>
          </table:table-cell>
          <table:table-cell table:style-name="ce3" office:value-type="string">
            <text:p>Allow to save log to disk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string">
            <text:p>Server</text:p>
          </table:table-cell>
          <table:table-cell table:style-name="ce3" office:value-type="string">
            <text:p>Write log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erver</text:p>
          </table:table-cell>
          <table:table-cell office:value-type="string">
            <text:p>Highlight winning cells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Client</text:p>
          </table:table-cell>
          <table:table-cell office:value-type="string">
            <text:p>Play according to a log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Server</text:p>
          </table:table-cell>
          <table:table-cell office:value-type="string">
            <text:p>Highlight dangerous cells</text:p>
          </table:table-cell>
          <table:table-cell/>
          <table:table-cell office:value-type="float" office:value="5">
            <text:p>5</text:p>
          </table:table-cell>
        </table:table-row>
        <table:table-row table:style-name="ro1" table:number-rows-repeated="18"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2"/>
        </table:table-row>
      </table:table>
      <table:database-ranges>
        <table:database-range table:target-range-address="Лист1.A1:Лист1.D1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Выполнено" style:family="table-cell" style:parent-style-name="Default">
      <style:text-properties style:text-line-through-style="soli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5">05.08.2007</text:date>, <text:time>00:25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ndrey Breslav</meta:initial-creator>
    <meta:creation-date>2007-08-04T21:58:42</meta:creation-date>
    <dc:creator>Andrey Breslav</dc:creator>
    <dc:date>2007-08-05T00:25:54</dc:date>
    <dc:language>en-US</dc:language>
    <meta:editing-cycles>11</meta:editing-cycles>
    <meta:editing-duration>PT2H27M17S</meta:editing-duration>
    <meta:user-defined meta:name="Info 1"/>
    <meta:user-defined meta:name="Info 2"/>
    <meta:user-defined meta:name="Info 3"/>
    <meta:user-defined meta:name="Info 4"/>
    <meta:document-statistic meta:table-count="1" meta:cell-count="35"/>
  </office:meta>
</office:document-meta>
</file>